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5">
      <style:paragraph-properties fo:text-align="start" style:justify-single-word="false"/>
      <style:text-properties fo:color="#ff0000"/>
    </style:style>
    <style:style style:name="P72" style:family="paragraph" style:parent-style-name="Standard" style:list-style-name="L25">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6323458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9"><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7723605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148277170"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10442321" text:style-name="L4">
        <text:list-item>
          <text:p text:style-name="P32">user_id (INTEGER, FK, NOT NULL)</text:p>
        </text:list-item>
        <text:list-item>
          <text:p text:style-name="P32">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82508918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2697904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064270481"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365843919"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0"><text:span text:style-name="T2">text2</text:span><text:span text:style-name="T3">: two smaller text areas</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text:span></text:p>
        </text:list-item>
        <text:list-item>
          <text:p text:style-name="P60"><text:span text:style-name="T2">image3</text:span><text:span text:style-name="T3">: a big picture</text:span></text:p>
        </text:list-item>
        <text:list-item>
          <text:p text:style-name="P60"><text:span text:style-name="T2">audio1</text:span><text:span text:style-name="T3">: small text area and a small audio player</text:span></text:p>
        </text:list-item>
        <text:list-item>
          <text:p text:style-name="P60"><text:span text:style-name="T2">audio2</text:span><text:span text:style-name="T3">: big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1972087510" text:style-name="L9">
        <text:list-item>
          <text:p text:style-name="P36">validation of presence of every field except title, text1 and text2</text:p>
        </text:list-item>
        <text:list-item>
          <text:p text:style-name="P36">validation that text2 must be null if the type is not text2</text:p>
        </text:list-item>
        <text:list-item>
          <text:p text:style-name="P36">validation of inclusion of type in ['cover', 'text1', 'text2', 'image1', 'image2', 'image3', 'audio1', 'audio2', 'video1', 'video2']</text:p>
        </text:list-item>
        <text:list-item>
          <text:p text:style-name="P69">validation of length of title</text:p>
        </text:list-item>
        <text:list-item>
          <text:p text:style-name="P36">validation of numericality of position and lesson_id, int &gt; 0</text:p>
        </text:list-item>
        <text:list-item>
          <text:p text:style-name="P36">validation of presence of associated lesson</text:p>
        </text:list-item>
        <text:list-item>
          <text:p text:style-name="P36">automatic system to recalculate positions after deletion, sort and similar slide operations</text:p>
        </text:list-item>
        <text:list-item>
          <text:p text:style-name="P36">it is not possible to delete the cover of a lesson, nor create a double of it, nor change its position from the standard value '1'</text:p>
        </text:list-item>
        <text:list-item>
          <text:p text:style-name="P36">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531579135" text:style-name="L10">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1168644031" text:style-name="L11">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920768321" text:style-name="L12">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text:soft-page-break/>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427838848" text:style-name="L13">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text:span></text:p>
      <text:list xml:id="list1470309279" text:style-name="L14">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520106440" text:continue-list="list1427838848" text:style-name="L13">
        <text:list-item>
          <text:p text:style-name="P40">user_id (INTEGER, FK, NOT NULL – user who likes)</text:p>
        </text:list-item>
        <text:list-item>
          <text:p text:style-name="P40">reportable_id (INTEGER, NOT NULL – reported object's id)</text:p>
        </text:list-item>
        <text:list-item>
          <text:p text:style-name="P40">reportable_type (ENUM ['MediaElement', 'Lesson'] – not null, unique index together with reportable_id and user_id)</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1454144761" text:style-name="L15">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70">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327644439" text:continue-list="list520106440" text:style-name="L13">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592964725" text:style-name="L16">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ext:soft-page-break/>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289880914" text:style-name="L17">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757613950" text:style-name="L18">
        <text:list-item>
          <text:p text:style-name="P45">validation of presence of every field, except for position</text:p>
        </text:list-item>
        <text:list-item>
          <text:p text:style-name="P45">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935765552" text:continue-list="list1289880914" text:style-name="L17">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682010708" text:style-name="L19">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582025213" text:continue-list="list1327644439" text:style-name="L13">
        <text:list-item>
          <text:p text:style-name="P40">tag_id (INTEGER, FK, NOT NULL – relative tag)</text:p>
        </text:list-item>
        <text:list-item>
          <text:p text:style-name="P40">taggable_id (INTEGER, NOT NULL – tagged object's id)</text:p>
        </text:list-item>
        <text:list-item>
          <text:p text:style-name="P40">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635857563" text:style-name="L20">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020464027" text:continue-list="list1582025213" text:style-name="L13">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647189730" text:style-name="L21">
        <text:list-item>
          <text:p text:style-name="P48">validation of presence of each field</text:p>
        </text:list-item>
        <text:list-item>
          <text:p text:style-name="P48"><text:soft-page-break/>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8715811" text:style-name="L22">
        <text:list-item>
          <text:p text:style-name="P61"><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1"><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152807748" text:style-name="L23">
        <text:list-item>
          <text:p text:style-name="P62"><text:span text:style-name="T16">if an item is </text:span><text:span text:style-name="T13">private</text:span><text:span text:style-name="T15"> </text:span><text:span text:style-name="T16">it can be seen only by its owner</text:span></text:p>
        </text:list-item>
        <text:list-item>
          <text:p text:style-name="P62"><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80666487" text:style-name="L24">
        <text:list-item>
          <text:p text:style-name="P63"><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458029816" text:style-name="L25">
        <text:list-item>
          <text:p text:style-name="P7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2"><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237919253" text:style-name="L26">
        <text:list-item>
          <text:p text:style-name="P65">filter by subject (only for lessons)</text:p>
        </text:list-item>
        <text:list-item>
          <text:p text:style-name="P65">filter by school level (only for lessons)</text:p>
        </text:list-item>
        <text:list-item>
          <text:p text:style-name="P65">filter by format (only for media elements)</text:p>
        </text:list-item>
        <text:list-item>
          <text:p text:style-name="P65">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76303092" text:style-name="L27">
        <text:list-item>
          <text:p text:style-name="P49">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639630305" text:style-name="L28">
        <text:list-item>
          <text:p text:style-name="P50">buttons to order the lessons according to their parameters (except for the suggested lessons)</text:p>
        </text:list-item>
        <text:list-item>
          <text:p text:style-name="P64"><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800114105" text:style-name="L29">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27764915" text:style-name="L3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text:soft-page-break/>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copied_and_not_modified switched to true</text:span></text:p>
        </text:list-item>
        <text:list-item>
          <text:p text:style-name="P58">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018476625" text:style-name="L31">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2116926068" text:continue-list="list1427764915" text:style-name="L3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633705092" text:style-name="L32">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1675357371" text:style-name="L33">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1989626546" text:style-name="L34">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1714503812" text:style-name="L35">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1323319302" text:style-name="L36">
        <text:list-item>
          <text:p text:style-name="P57">it has been created by me</text:p>
        </text:list-item>
        <text:list-item>
          <text:p text:style-name="P57">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ext:soft-page-break/>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ext:soft-page-break/>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09:54:04</dc:date>
    <dc:creator>Morgan Spa</dc:creator>
    <meta:editing-duration>PT19H18M41S</meta:editing-duration>
    <meta:editing-cycles>270</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87" meta:word-count="4624" meta:character-count="25751" meta:non-whitespace-character-count="23531"/>
  </office:meta>
</office:document-meta>
</file>